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2" svg:font-family="FreeSans" style:font-family-generic="swiss"/>
    <style:font-face style:name="Abyssinica SIL" svg:font-family="'Abyssinica SIL'" style:font-pitch="variable"/>
    <style:font-face style:name="cmex10" svg:font-family="cmex10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2e17" officeooo:paragraph-rsid="00002e17" style:font-weight-asian="bold" style:font-weight-complex="bold"/>
    </style:style>
    <style:style style:name="P2" style:family="paragraph" style:parent-style-name="Standard">
      <style:text-properties fo:font-weight="normal" officeooo:rsid="00002e17" officeooo:paragraph-rsid="00002e17" style:font-weight-asian="normal" style:font-weight-complex="normal"/>
    </style:style>
    <style:style style:name="P3" style:family="paragraph" style:parent-style-name="Standard">
      <style:text-properties style:font-name="Abyssinica SIL" fo:font-weight="normal" officeooo:rsid="00002e17" officeooo:paragraph-rsid="00002e17" style:font-weight-asian="normal" style:font-weight-complex="normal"/>
    </style:style>
    <style:style style:name="P4" style:family="paragraph" style:parent-style-name="Standard">
      <style:text-properties style:font-name="Abyssinica SIL" fo:font-weight="normal" officeooo:rsid="00002e17" officeooo:paragraph-rsid="00012c09" style:font-weight-asian="normal" style:font-weight-complex="normal"/>
    </style:style>
    <style:style style:name="P5" style:family="paragraph" style:parent-style-name="Standard">
      <style:text-properties style:font-name="Abyssinica SIL" fo:font-weight="normal" officeooo:rsid="00002e17" officeooo:paragraph-rsid="0001ffa1" style:font-weight-asian="normal" style:font-weight-complex="normal"/>
    </style:style>
    <style:style style:name="P6" style:family="paragraph" style:parent-style-name="Standard">
      <style:text-properties style:font-name="Abyssinica SIL" fo:font-weight="normal" officeooo:rsid="0004e7ab" officeooo:paragraph-rsid="0004e7ab" style:font-weight-asian="normal" style:font-weight-complex="normal"/>
    </style:style>
    <style:style style:name="P7" style:family="paragraph" style:parent-style-name="Standard">
      <style:text-properties style:font-name="Abyssinica SIL" fo:font-weight="normal" officeooo:rsid="0004e7ab" officeooo:paragraph-rsid="00059e75" style:font-weight-asian="normal" style:font-weight-complex="normal"/>
    </style:style>
    <style:style style:name="P8" style:family="paragraph" style:parent-style-name="Standard">
      <style:text-properties style:font-name="Abyssinica SIL" fo:font-weight="normal" officeooo:rsid="0004e7ab" officeooo:paragraph-rsid="00061d86" style:font-weight-asian="normal" style:font-weight-complex="normal"/>
    </style:style>
    <style:style style:name="P9" style:family="paragraph" style:parent-style-name="Standard">
      <style:text-properties style:font-name="Abyssinica SIL" fo:font-weight="normal" officeooo:rsid="00050c05" officeooo:paragraph-rsid="00050c05" style:font-weight-asian="normal" style:font-weight-complex="normal"/>
    </style:style>
    <style:style style:name="P10" style:family="paragraph" style:parent-style-name="Standard">
      <style:text-properties style:font-name="Abyssinica SIL" fo:font-weight="normal" officeooo:rsid="00050c05" officeooo:paragraph-rsid="00059e75" style:font-weight-asian="normal" style:font-weight-complex="normal"/>
    </style:style>
    <style:style style:name="P11" style:family="paragraph" style:parent-style-name="Standard">
      <style:text-properties style:font-name="Abyssinica SIL" fo:font-weight="normal" officeooo:rsid="00050c05" officeooo:paragraph-rsid="00061d86" style:font-weight-asian="normal" style:font-weight-complex="normal"/>
    </style:style>
    <style:style style:name="P12" style:family="paragraph" style:parent-style-name="Standard">
      <style:text-properties style:font-name="Abyssinica SIL" fo:font-weight="normal" officeooo:rsid="00050c05" officeooo:paragraph-rsid="00076a00" style:font-weight-asian="normal" style:font-weight-complex="normal"/>
    </style:style>
    <style:style style:name="P13" style:family="paragraph" style:parent-style-name="Standard">
      <style:text-properties style:font-name="Abyssinica SIL" fo:font-weight="normal" officeooo:rsid="00061d86" officeooo:paragraph-rsid="00061d86" style:font-weight-asian="normal" style:font-weight-complex="normal"/>
    </style:style>
    <style:style style:name="P14" style:family="paragraph" style:parent-style-name="Standard">
      <style:text-properties style:font-name="Abyssinica SIL" fo:font-weight="normal" officeooo:rsid="00061d86" officeooo:paragraph-rsid="000c77eb" style:font-weight-asian="normal" style:font-weight-complex="normal"/>
    </style:style>
    <style:style style:name="P15" style:family="paragraph" style:parent-style-name="Standard">
      <style:text-properties style:font-name="Abyssinica SIL" fo:font-weight="normal" officeooo:rsid="00076a00" officeooo:paragraph-rsid="00076a00" style:font-weight-asian="normal" style:font-weight-complex="normal"/>
    </style:style>
    <style:style style:name="P16" style:family="paragraph" style:parent-style-name="Standard">
      <style:text-properties style:font-name="Abyssinica SIL" fo:font-weight="normal" officeooo:rsid="00076a00" officeooo:paragraph-rsid="00089eab" style:font-weight-asian="normal" style:font-weight-complex="normal"/>
    </style:style>
    <style:style style:name="P17" style:family="paragraph" style:parent-style-name="Standard">
      <style:text-properties style:font-name="Abyssinica SIL" fo:font-weight="normal" officeooo:rsid="00076a00" officeooo:paragraph-rsid="000c77eb" style:font-weight-asian="normal" style:font-weight-complex="normal"/>
    </style:style>
    <style:style style:name="P18" style:family="paragraph" style:parent-style-name="Standard">
      <style:text-properties style:font-name="Abyssinica SIL" fo:font-weight="normal" officeooo:rsid="00089eab" officeooo:paragraph-rsid="00089eab" style:font-weight-asian="normal" style:font-weight-complex="normal"/>
    </style:style>
    <style:style style:name="P19" style:family="paragraph" style:parent-style-name="Standard">
      <style:text-properties style:font-name="Abyssinica SIL" fo:font-weight="normal" officeooo:rsid="0008aab7" officeooo:paragraph-rsid="0008aab7" style:font-weight-asian="normal" style:font-weight-complex="normal"/>
    </style:style>
    <style:style style:name="P20" style:family="paragraph" style:parent-style-name="Standard">
      <style:text-properties style:font-name="Abyssinica SIL" fo:font-weight="normal" officeooo:rsid="000c77eb" officeooo:paragraph-rsid="000c77eb" style:font-weight-asian="normal" style:font-weight-complex="normal"/>
    </style:style>
    <style:style style:name="P21" style:family="paragraph" style:parent-style-name="Standard" style:list-style-name="L10">
      <style:text-properties style:font-name="Abyssinica SIL" fo:font-weight="normal" officeooo:rsid="000c77eb" officeooo:paragraph-rsid="000c77eb" style:font-weight-asian="normal" style:font-weight-complex="normal"/>
    </style:style>
    <style:style style:name="P22" style:family="paragraph" style:parent-style-name="Standard" style:list-style-name="L10">
      <style:text-properties style:font-name="Abyssinica SIL" fo:font-weight="normal" officeooo:rsid="000c77eb" officeooo:paragraph-rsid="000cbc99" style:font-weight-asian="normal" style:font-weight-complex="normal"/>
    </style:style>
    <style:style style:name="P23" style:family="paragraph" style:parent-style-name="Standard">
      <style:text-properties style:font-name="Abyssinica SIL" fo:font-weight="normal" officeooo:rsid="000c77eb" officeooo:paragraph-rsid="000cbc99" style:font-weight-asian="normal" style:font-weight-complex="normal"/>
    </style:style>
    <style:style style:name="P24" style:family="paragraph" style:parent-style-name="Standard">
      <style:text-properties style:font-name="Abyssinica SIL" fo:font-weight="normal" officeooo:rsid="000c77eb" officeooo:paragraph-rsid="000deee3" style:font-weight-asian="normal" style:font-weight-complex="normal"/>
    </style:style>
    <style:style style:name="P25" style:family="paragraph" style:parent-style-name="Standard">
      <style:text-properties style:font-name="Liberation Serif" fo:font-weight="normal" officeooo:rsid="00012c09" officeooo:paragraph-rsid="00012c09" style:font-weight-asian="normal" style:font-weight-complex="normal"/>
    </style:style>
    <style:style style:name="P26" style:family="paragraph" style:parent-style-name="Standard">
      <style:text-properties style:font-name="Liberation Serif" fo:font-weight="normal" officeooo:rsid="0001ffa1" officeooo:paragraph-rsid="0001ffa1" style:font-weight-asian="normal" style:font-weight-complex="normal"/>
    </style:style>
    <style:style style:name="P27" style:family="paragraph" style:parent-style-name="Standard">
      <style:text-properties style:font-name="Liberation Serif" fo:font-weight="normal" officeooo:rsid="000452a1" officeooo:paragraph-rsid="000452a1" style:font-weight-asian="normal" style:font-weight-complex="normal"/>
    </style:style>
    <style:style style:name="P28" style:family="paragraph" style:parent-style-name="Standard">
      <style:text-properties style:font-name="Liberation Serif" fo:font-weight="normal" officeooo:rsid="000452a1" officeooo:paragraph-rsid="00059e75" style:font-weight-asian="normal" style:font-weight-complex="normal"/>
    </style:style>
    <style:style style:name="P29" style:family="paragraph" style:parent-style-name="Standard">
      <style:text-properties style:font-name="Liberation Serif" fo:font-weight="normal" officeooo:rsid="0004e7ab" officeooo:paragraph-rsid="0004e7ab" style:font-weight-asian="normal" style:font-weight-complex="normal"/>
    </style:style>
    <style:style style:name="P30" style:family="paragraph" style:parent-style-name="Standard">
      <style:text-properties style:font-name="Liberation Serif" fo:font-weight="normal" officeooo:rsid="0004e7ab" officeooo:paragraph-rsid="00059e75" style:font-weight-asian="normal" style:font-weight-complex="normal"/>
    </style:style>
    <style:style style:name="P31" style:family="paragraph" style:parent-style-name="Standard">
      <style:text-properties style:font-name="Liberation Serif" fo:font-weight="normal" officeooo:rsid="0004e7ab" officeooo:paragraph-rsid="00061d86" style:font-weight-asian="normal" style:font-weight-complex="normal"/>
    </style:style>
    <style:style style:name="P32" style:family="paragraph" style:parent-style-name="Standard">
      <style:text-properties style:font-name="Liberation Serif" fo:font-weight="normal" officeooo:rsid="0004e7ab" officeooo:paragraph-rsid="000c77eb" style:font-weight-asian="normal" style:font-weight-complex="normal"/>
    </style:style>
    <style:style style:name="P33" style:family="paragraph" style:parent-style-name="Standard" style:list-style-name="L3">
      <style:text-properties style:font-name="Liberation Serif" fo:font-weight="normal" officeooo:rsid="00050c05" officeooo:paragraph-rsid="00050c05" style:font-weight-asian="normal" style:font-weight-complex="normal"/>
    </style:style>
    <style:style style:name="P34" style:family="paragraph" style:parent-style-name="Standard" style:list-style-name="L5">
      <style:text-properties style:font-name="Liberation Serif" fo:font-weight="normal" officeooo:rsid="00050c05" officeooo:paragraph-rsid="00059e75" style:font-weight-asian="normal" style:font-weight-complex="normal"/>
    </style:style>
    <style:style style:name="P35" style:family="paragraph" style:parent-style-name="Standard" style:list-style-name="L7">
      <style:text-properties style:font-name="Liberation Serif" fo:font-weight="normal" officeooo:rsid="00050c05" officeooo:paragraph-rsid="00061d86" style:font-weight-asian="normal" style:font-weight-complex="normal"/>
    </style:style>
    <style:style style:name="P36" style:family="paragraph" style:parent-style-name="Standard">
      <style:text-properties style:font-name="Liberation Serif" fo:font-weight="normal" officeooo:rsid="00076a00" officeooo:paragraph-rsid="00076a00" style:font-weight-asian="normal" style:font-weight-complex="normal"/>
    </style:style>
    <style:style style:name="P37" style:family="paragraph" style:parent-style-name="Standard">
      <style:text-properties style:font-name="Liberation Serif" fo:font-weight="normal" officeooo:rsid="00076a00" officeooo:paragraph-rsid="00089eab" style:font-weight-asian="normal" style:font-weight-complex="normal"/>
    </style:style>
    <style:style style:name="P38" style:family="paragraph" style:parent-style-name="Standard">
      <style:text-properties style:font-name="Liberation Serif" fo:font-weight="normal" officeooo:rsid="000b6745" officeooo:paragraph-rsid="000b6745" style:font-weight-asian="normal" style:font-weight-complex="normal"/>
    </style:style>
    <style:style style:name="P39" style:family="paragraph" style:parent-style-name="Standard">
      <style:text-properties style:font-name="Liberation Serif" fo:font-weight="normal" officeooo:rsid="000c77eb" officeooo:paragraph-rsid="000c77eb" style:font-weight-asian="normal" style:font-weight-complex="normal"/>
    </style:style>
    <style:style style:name="P40" style:family="paragraph" style:parent-style-name="Standard">
      <style:text-properties style:font-name="Liberation Serif" fo:font-weight="normal" officeooo:rsid="000e15fd" officeooo:paragraph-rsid="000e7470" style:font-weight-asian="normal" style:font-weight-complex="normal"/>
    </style:style>
    <style:style style:name="P41" style:family="paragraph" style:parent-style-name="Standard">
      <style:text-properties style:font-name="Liberation Serif" fo:font-weight="bold" officeooo:rsid="0002ef41" officeooo:paragraph-rsid="0002ef41" style:font-weight-asian="bold" style:font-weight-complex="bold"/>
    </style:style>
    <style:style style:name="P42" style:family="paragraph" style:parent-style-name="Standard">
      <style:text-properties style:font-name="Liberation Serif" fo:font-weight="bold" officeooo:rsid="000904dd" officeooo:paragraph-rsid="000904dd" style:font-weight-asian="bold" style:font-weight-complex="bold"/>
    </style:style>
    <style:style style:name="P43" style:family="paragraph" style:parent-style-name="Standard">
      <style:text-properties style:font-name="Liberation Serif" fo:font-weight="bold" officeooo:rsid="000904dd" officeooo:paragraph-rsid="000e7470" style:font-weight-asian="bold" style:font-weight-complex="bold"/>
    </style:style>
    <style:style style:name="P44" style:family="paragraph" style:parent-style-name="Standard">
      <style:text-properties style:font-name="Liberation Serif" fo:font-weight="bold" officeooo:rsid="00097420" officeooo:paragraph-rsid="00097420" style:font-weight-asian="bold" style:font-weight-complex="bold"/>
    </style:style>
    <style:style style:name="P45" style:family="paragraph" style:parent-style-name="Standard">
      <style:text-properties style:font-name="Liberation Serif" fo:font-weight="bold" officeooo:rsid="000b6745" officeooo:paragraph-rsid="000b6745" style:font-weight-asian="bold" style:font-weight-complex="bold"/>
    </style:style>
    <style:style style:name="P46" style:family="paragraph" style:parent-style-name="Standard" style:list-style-name="L1">
      <style:text-properties officeooo:paragraph-rsid="0004e7ab"/>
    </style:style>
    <style:style style:name="P47" style:family="paragraph" style:parent-style-name="Standard" style:list-style-name="L1">
      <style:text-properties officeooo:paragraph-rsid="00059e75"/>
    </style:style>
    <style:style style:name="P48" style:family="paragraph" style:parent-style-name="Standard" style:list-style-name="L1">
      <style:text-properties officeooo:paragraph-rsid="00061d86"/>
    </style:style>
    <style:style style:name="P49" style:family="paragraph" style:parent-style-name="Standard" style:list-style-name="L1">
      <style:text-properties officeooo:paragraph-rsid="000c77eb"/>
    </style:style>
    <style:style style:name="P50" style:family="paragraph" style:parent-style-name="Standard" style:list-style-name="L2">
      <style:text-properties officeooo:paragraph-rsid="0004e7ab"/>
    </style:style>
    <style:style style:name="P51" style:family="paragraph" style:parent-style-name="Standard">
      <style:text-properties fo:color="#ff3333" style:font-name="Liberation Serif" fo:font-weight="bold" officeooo:rsid="000e15fd" officeooo:paragraph-rsid="000e15fd" style:font-weight-asian="bold" style:font-weight-complex="bold"/>
    </style:style>
    <style:style style:name="P52" style:family="paragraph" style:parent-style-name="Standard">
      <style:text-properties fo:color="#ff3333" style:font-name="Liberation Serif" fo:font-weight="bold" officeooo:rsid="000e15fd" officeooo:paragraph-rsid="000e7470" style:font-weight-asian="bold" style:font-weight-complex="bold"/>
    </style:style>
    <style:style style:name="P53" style:family="paragraph" style:parent-style-name="Standard">
      <style:text-properties fo:color="#ff0000" style:font-name="Abyssinica SIL" fo:font-weight="normal" officeooo:rsid="00050c05" officeooo:paragraph-rsid="00050c05" style:font-weight-asian="normal" style:font-weight-complex="normal"/>
    </style:style>
    <style:style style:name="P54" style:family="paragraph" style:parent-style-name="Standard">
      <style:text-properties fo:color="#ff0000" style:font-name="Abyssinica SIL" fo:font-weight="normal" officeooo:rsid="00050c05" officeooo:paragraph-rsid="00059e75" style:font-weight-asian="normal" style:font-weight-complex="normal"/>
    </style:style>
    <style:style style:name="P55" style:family="paragraph" style:parent-style-name="Standard">
      <style:text-properties fo:color="#ff0000" style:font-name="Liberation Serif" fo:font-weight="normal" officeooo:rsid="00050c05" officeooo:paragraph-rsid="00061d86" style:font-weight-asian="normal" style:font-weight-complex="normal"/>
    </style:style>
    <style:style style:name="P56" style:family="paragraph" style:parent-style-name="Standard">
      <style:text-properties fo:color="#ff0000" style:font-name="Liberation Serif" fo:font-weight="normal" officeooo:rsid="00050c05" officeooo:paragraph-rsid="000c77eb" style:font-weight-asian="normal" style:font-weight-complex="normal"/>
    </style:style>
    <style:style style:name="P57" style:family="paragraph" style:parent-style-name="Standard">
      <style:text-properties fo:color="#ff0000" style:font-name="Liberation Serif" fo:font-weight="normal" officeooo:rsid="00050c05" officeooo:paragraph-rsid="000cbc99" style:font-weight-asian="normal" style:font-weight-complex="normal"/>
    </style:style>
    <style:style style:name="P58" style:family="paragraph" style:parent-style-name="Standard">
      <style:text-properties fo:color="#ff0000" style:font-name="Liberation Serif" fo:font-weight="normal" officeooo:rsid="00089eab" officeooo:paragraph-rsid="00089eab" style:font-weight-asian="normal" style:font-weight-complex="normal"/>
    </style:style>
    <style:style style:name="P59" style:family="paragraph" style:parent-style-name="Standard" style:list-style-name="L4">
      <style:text-properties officeooo:paragraph-rsid="00059e75"/>
    </style:style>
    <style:style style:name="P60" style:family="paragraph" style:parent-style-name="Standard" style:list-style-name="L6">
      <style:text-properties officeooo:paragraph-rsid="00061d86"/>
    </style:style>
    <style:style style:name="P61" style:family="paragraph" style:parent-style-name="Standard" style:list-style-name="L8">
      <style:text-properties officeooo:paragraph-rsid="00076a00"/>
    </style:style>
    <style:style style:name="P62" style:family="paragraph" style:parent-style-name="Standard" style:list-style-name="L8">
      <style:text-properties officeooo:paragraph-rsid="00089eab"/>
    </style:style>
    <style:style style:name="P63" style:family="paragraph" style:parent-style-name="Standard" style:list-style-name="L9">
      <style:text-properties officeooo:paragraph-rsid="000c77eb"/>
    </style:style>
    <style:style style:name="P64" style:family="paragraph" style:parent-style-name="Standard">
      <style:text-properties fo:color="#000000" style:font-name="Liberation Serif" fo:font-weight="bold" officeooo:rsid="00076a00" officeooo:paragraph-rsid="000e7470" style:font-weight-asian="bold" style:font-weight-complex="bold"/>
    </style:style>
    <style:style style:name="P65" style:family="paragraph" style:parent-style-name="Standard">
      <style:paragraph-properties fo:break-before="page"/>
      <style:text-properties style:font-name="Liberation Serif" fo:font-weight="bold" officeooo:rsid="0002ef41" officeooo:paragraph-rsid="0002ef41" style:font-weight-asian="bold" style:font-weight-complex="bold"/>
    </style:style>
    <style:style style:name="P66" style:family="paragraph" style:parent-style-name="Standard">
      <style:paragraph-properties fo:break-before="page"/>
      <style:text-properties style:font-name="Liberation Serif" fo:font-weight="bold" officeooo:rsid="00076a00" officeooo:paragraph-rsid="00076a00" style:font-weight-asian="bold" style:font-weight-complex="bold"/>
    </style:style>
    <style:style style:name="P67" style:family="paragraph" style:parent-style-name="Standard">
      <style:paragraph-properties fo:break-before="page"/>
      <style:text-properties style:font-name="Liberation Serif" fo:font-weight="bold" officeooo:rsid="000904dd" officeooo:paragraph-rsid="000904dd" style:font-weight-asian="bold" style:font-weight-complex="bold"/>
    </style:style>
    <style:style style:name="P68" style:family="paragraph" style:parent-style-name="Standard">
      <style:paragraph-properties fo:break-before="page"/>
      <style:text-properties style:font-name="Liberation Serif" fo:font-weight="bold" officeooo:rsid="00097420" officeooo:paragraph-rsid="00097420" style:font-weight-asian="bold" style:font-weight-complex="bold"/>
    </style:style>
    <style:style style:name="P69" style:family="paragraph" style:parent-style-name="Standard">
      <style:paragraph-properties fo:break-before="page"/>
      <style:text-properties fo:font-weight="normal" officeooo:rsid="00002e17" officeooo:paragraph-rsid="00002e17" style:font-weight-asian="normal" style:font-weight-complex="normal"/>
    </style:style>
    <style:style style:name="T1" style:family="text">
      <style:text-properties style:font-name="Abyssinica SIL"/>
    </style:style>
    <style:style style:name="T2" style:family="text">
      <style:text-properties style:font-name="Abyssinica SIL" officeooo:rsid="00061d86"/>
    </style:style>
    <style:style style:name="T3" style:family="text">
      <style:text-properties officeooo:rsid="00012c09"/>
    </style:style>
    <style:style style:name="T4" style:family="text">
      <style:text-properties style:font-name="Liberation Serif" officeooo:rsid="00012c09"/>
    </style:style>
    <style:style style:name="T5" style:family="text">
      <style:text-properties style:font-name="Liberation Serif" fo:font-weight="normal" officeooo:rsid="0004e7ab" style:font-weight-asian="normal" style:font-weight-complex="normal"/>
    </style:style>
    <style:style style:name="T6" style:family="text">
      <style:text-properties style:font-name="Liberation Serif" fo:font-weight="normal" officeooo:rsid="00061d86" style:font-weight-asian="normal" style:font-weight-complex="normal"/>
    </style:style>
    <style:style style:name="T7" style:family="text">
      <style:text-properties style:font-name="Liberation Serif" fo:font-weight="normal" officeooo:rsid="00076a00" style:font-weight-asian="normal" style:font-weight-complex="normal"/>
    </style:style>
    <style:style style:name="T8" style:family="text">
      <style:text-properties style:font-name="Liberation Serif" fo:font-weight="normal" officeooo:rsid="00089eab" style:font-weight-asian="normal" style:font-weight-complex="normal"/>
    </style:style>
    <style:style style:name="T9" style:family="text">
      <style:text-properties officeooo:rsid="0001ffa1"/>
    </style:style>
    <style:style style:name="T10" style:family="text">
      <style:text-properties officeooo:rsid="00059e75"/>
    </style:style>
    <style:style style:name="T11" style:family="text">
      <style:text-properties officeooo:rsid="00076a00"/>
    </style:style>
    <style:style style:name="T12" style:family="text">
      <style:text-properties officeooo:rsid="0008aab7"/>
    </style:style>
    <style:style style:name="T13" style:family="text">
      <style:text-properties fo:color="#ff0000"/>
    </style:style>
    <style:style style:name="T14" style:family="text">
      <style:text-properties fo:color="#ff0000" officeooo:rsid="000904dd"/>
    </style:style>
    <style:style style:name="T15" style:family="text">
      <style:text-properties fo:color="#000000"/>
    </style:style>
    <style:style style:name="T16" style:family="text">
      <style:text-properties officeooo:rsid="000c77eb"/>
    </style:style>
    <style:style style:name="T17" style:family="text">
      <style:text-properties officeooo:rsid="000cbc99"/>
    </style:style>
    <style:style style:name="T18" style:family="text">
      <style:text-properties officeooo:rsid="000deee3"/>
    </style:style>
    <style:style style:name="T19" style:family="text">
      <style:text-properties officeooo:rsid="000e15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UMOS OPTICAL FLOWS</text:p>
      <text:p text:style-name="P1"/>
      <text:p text:style-name="P1">Dataset</text:p>
      <text:p text:style-name="P1"/>
      <text:p text:style-name="P2">Some optical flows are still being extracted on the 8 GPUs (ssh <text:a xlink:type="simple" xlink:href="mailto:alex1@10.217.128.198" text:style-name="Internet_20_link" text:visited-style-name="Visited_20_Internet_20_Link">alex1@10.217.128.198</text:a>) <text:s/>machine. To see if it’s finished, do for the validation part:</text:p>
      <text:p text:style-name="P2"/>
      <text:p text:style-name="P3">cd /mnt/data_a/alex/thumos/construction_flows/flows/remaining_validation/</text:p>
      <text:p text:style-name="P3">for dir in */</text:p>
      <text:p text:style-name="P3">do</text:p>
      <text:p text:style-name="P3">opt=$(ls /mnt/data_a/alex/thumos/construction_flows/flows/remaining_validation/$dir | wc -l)</text:p>
      <text:p text:style-name="P3">rgb=$(ls /mnt/data_a/alex/PyTorch_I3D/thumos/validation/$dir | wc -l)</text:p>
      <text:p text:style-name="P3">diff=$((2*$rgb-$opt))</text:p>
      <text:p text:style-name="P3">if [ $diff -gt 3 ]</text:p>
      <text:p text:style-name="P3">then echo $dir</text:p>
      <text:p text:style-name="P3">echo $diff</text:p>
      <text:p text:style-name="P3">fi</text:p>
      <text:p text:style-name="P3">done</text:p>
      <text:p text:style-name="P2"/>
      <text:p text:style-name="P2">And for the test part:</text:p>
      <text:p text:style-name="P2"/>
      <text:p text:style-name="P3">cd /mnt/data_a/alex/thumos/construction_flows/flows/remaining_test/</text:p>
      <text:p text:style-name="P3">for dir in */</text:p>
      <text:p text:style-name="P3">do</text:p>
      <text:p text:style-name="P3">opt=$(ls /mnt/data_a/alex/thumos/construction_flows/flows/remaining_test/$dir | wc -l)</text:p>
      <text:p text:style-name="P3">rgb=$(ls /mnt/data_a/alex/PyTorch_I3D/thumos/test/$dir | wc -l)</text:p>
      <text:p text:style-name="P3">diff=$((2*$rgb-$opt))</text:p>
      <text:p text:style-name="P3">if [ $diff -gt 3 ]</text:p>
      <text:p text:style-name="P3">then echo $dir</text:p>
      <text:p text:style-name="P3">echo $diff</text:p>
      <text:p text:style-name="P3">fi</text:p>
      <text:p text:style-name="P3">done</text:p>
      <text:p text:style-name="P2"/>
      <text:p text:style-name="P2"/>
      <text:p text:style-name="P2"><text:span text:style-name="T13">If nothing is echoed then </text:span><text:span text:style-name="T14">the extraction is finished</text:span><text:span text:style-name="T13">. </text:span>The number echoed is the number of opt flows to be extracted.</text:p>
      <text:p text:style-name="P2"/>
      <text:p text:style-name="P69"/>
      <text:p text:style-name="P1">To export these extracted videos do:</text:p>
      <text:p text:style-name="P2"/>
      <text:p text:style-name="P2">FOR 8 GPUs:</text:p>
      <text:p text:style-name="P2"><text:tab/>Validation:</text:p>
      <text:p text:style-name="P3">scp -r /mnt/data_a/alex/thumos/construction_flows/flows/remaining_validation/* /mnt/data_a/alex/thumos/construction_flows/flows/validation/</text:p>
      <text:p text:style-name="P4"><text:tab/><text:span text:style-name="T4">Test</text:span></text:p>
      <text:p text:style-name="P4">scp -r /mnt/data_a/alex/thumos/construction_flows/flows/remaining_<text:span text:style-name="T3">test</text:span>/* /mnt/data_a/alex/thumos/construction_flows/flows/<text:span text:style-name="T3">test</text:span>/</text:p>
      <text:p text:style-name="P4"/>
      <text:p text:style-name="P4"/>
      <text:p text:style-name="P25">FOR CS’s GPUs:</text:p>
      <text:p text:style-name="P25"><text:tab/>Validation:</text:p>
      <text:p text:style-name="P4">scp -r /mnt/data_a/alex/thumos/construction_flows/flows/remaining_validation/* <text:a xlink:type="simple" xlink:href="mailto:alex@10.217.132.134" text:style-name="Internet_20_link" text:visited-style-name="Visited_20_Internet_20_Link"><text:span text:style-name="T3">alex@10.217.132.134</text:span></text:a><text:span text:style-name="T3">:/mnt/scratch/alex/thumos/flow/validation_8gpus/</text:span></text:p>
      <text:p text:style-name="P25"><text:tab/>Test:</text:p>
      <text:p text:style-name="P5">scp -r /mnt/data_a/alex/thumos/construction_flows/flows/remaining_<text:span text:style-name="T3">test</text:span>/* <text:a xlink:type="simple" xlink:href="mailto:alex@10.217.132.134" text:style-name="Internet_20_link" text:visited-style-name="Visited_20_Internet_20_Link"><text:span text:style-name="T3">alex@10.217.132.134</text:span></text:a><text:span text:style-name="T3">:/mnt/scratch/alex/thumos/flow/test_8gpus/</text:span></text:p>
      <text:p text:style-name="P5"/>
      <text:p text:style-name="P5"/>
      <text:p text:style-name="P5"/>
      <text:p text:style-name="P26">FOR DGX:</text:p>
      <text:p text:style-name="P26"><text:tab/>Validation:</text:p>
      <text:p text:style-name="P5">scp -r /mnt/data_a/alex/thumos/construction_flows/flows/remaining_validation/* <text:span text:style-name="T9">alex@10.217.128.158:/raid/alex/thumos/optical_flows/validation_8gpus/</text:span></text:p>
      <text:p text:style-name="P26"><text:tab/>Test:</text:p>
      <text:p text:style-name="P5">scp -r /mnt/data_a/alex/thumos/construction_flows/flows/remaining_<text:span text:style-name="T9">test</text:span>/* <text:span text:style-name="T9">alex@10.217.128.158:/raid/alex/thumos/optical_flows/test_8gpus/</text:span></text:p>
      <text:p text:style-name="P26"/>
      <text:p text:style-name="P65">Evaluation of the launched models (on the almost complete “training set”)</text:p>
      <text:p text:style-name="P41"/>
      <text:p text:style-name="P27">BASE MODEL:</text:p>
      <text:p text:style-name="P27"/>
      <text:list xml:id="list7465878123288140819" text:style-name="L1">
        <text:list-item>
          <text:p text:style-name="P46"><text:span text:style-name="T5">Go on CS’s machine:</text:span></text:p>
        </text:list-item>
      </text:list>
      <text:p text:style-name="P29"><text:span text:style-name="T1">ssh </text:span><text:a xlink:type="simple" xlink:href="mailto:alex@10.217.132.134" text:style-name="Internet_20_link" text:visited-style-name="Visited_20_Internet_20_Link"><text:span text:style-name="T1">alex@10.217.132.134</text:span></text:a>, password is “<text:span text:style-name="T1">gpumachine</text:span>”.</text:p>
      <text:p text:style-name="P29"/>
      <text:list xml:id="list4480243784027603220" text:style-name="L2">
        <text:list-item>
          <text:p text:style-name="P50"><text:span text:style-name="T5">Select the PyTorch environment and go into the code folder:</text:span></text:p>
        </text:list-item>
      </text:list>
      <text:p text:style-name="P6">export PATH=/mnt/scratch/alex/anaconda3/bin:$PATH</text:p>
      <text:p text:style-name="P6">export PATH=/usr/local/cuda-9.0/bin${PATH:+:${PATH}}$</text:p>
      <text:p text:style-name="P6">export LD_LIBRARY_PATH=/usr/local/cuda-9.0/lib64${LD_LIBRARY_PATH:+:${LD_LIBRARY_PATH}}</text:p>
      <text:p text:style-name="P6">source activate pytorch</text:p>
      <text:p text:style-name="P6">cd /mnt/scratch/alex/PyTorch_I3D/pytorch-i3d</text:p>
      <text:p text:style-name="P6"/>
      <text:list xml:id="list1098676664693872918" text:style-name="L3">
        <text:list-item>
          <text:p text:style-name="P33">Launch evaluation:</text:p>
        </text:list-item>
      </text:list>
      <text:p text:style-name="P9">python eval_i3d.py -dataset 'multithumos' -mode 'flow' -save_model '/mnt/scratch/alex/thumos/flow/stage1_i3d_1_update_with_cls_loss/' -root_eval '/mnt/scratch/alex/thumos/flow/test_8gpus/' -eval_split <text:s/>'/mnt/scratch/alex/thumos/flow/test_thumos.json' -snippets 64 -batch_size_eval 1 -num_classes 65 -eval_checkpoint 120,000</text:p>
      <text:p text:style-name="P9"/>
      <text:p text:style-name="P53">-eval_checkpoint 120,000 for 25 epochs, -eval_checkpoint 240,000 for 50 epochs</text:p>
      <text:p text:style-name="P6"/>
      <text:p text:style-name="P6"/>
      <text:p text:style-name="P6"/>
      <text:p text:style-name="P28"><text:span text:style-name="T10">FULLY-CRF</text:span>:</text:p>
      <text:p text:style-name="P28"/>
      <text:list xml:id="list203334815840236" text:continue-list="list7465878123288140819" text:style-name="L1">
        <text:list-item>
          <text:p text:style-name="P47"><text:span text:style-name="T5">Go on CS’s machine:</text:span></text:p>
        </text:list-item>
      </text:list>
      <text:p text:style-name="P30"><text:span text:style-name="T1">ssh </text:span><text:a xlink:type="simple" xlink:href="mailto:alex@10.217.132.134" text:style-name="Internet_20_link" text:visited-style-name="Visited_20_Internet_20_Link"><text:span text:style-name="T1">alex@10.217.132.134</text:span></text:a>, password is “<text:span text:style-name="T1">gpumachine</text:span>”.</text:p>
      <text:p text:style-name="P30"/>
      <text:list xml:id="list36372686747023601" text:style-name="L4">
        <text:list-item>
          <text:p text:style-name="P59"><text:span text:style-name="T5">Select the PyTorch environment and go into the code folder:</text:span></text:p>
        </text:list-item>
      </text:list>
      <text:p text:style-name="P7">export PATH=/mnt/scratch/alex/anaconda3/bin:$PATH</text:p>
      <text:p text:style-name="P7">export PATH=/usr/local/cuda-9.0/bin${PATH:+:${PATH}}$</text:p>
      <text:p text:style-name="P7">export LD_LIBRARY_PATH=/usr/local/cuda-9.0/lib64${LD_LIBRARY_PATH:+:${LD_LIBRARY_PATH}}</text:p>
      <text:p text:style-name="P7">source activate pytorch</text:p>
      <text:p text:style-name="P7">cd /mnt/scratch/alex/PyTorch_I3D/pytorch-i3d</text:p>
      <text:p text:style-name="P7"/>
      <text:list xml:id="list6172086601150854690" text:style-name="L5">
        <text:list-item>
          <text:p text:style-name="P34">Launch evaluation:</text:p>
        </text:list-item>
      </text:list>
      <text:p text:style-name="P10">python eval_i3d.py -dataset 'multithumos' -mode 'flow' -save_model '<text:span text:style-name="T10">/mnt/scratch/alex/thumos/flow/stage0_i3d_batch_4_with_cls_loss_conditional_reg_1e-3/</text:span>' -root_eval '/mnt/scratch/alex/thumos/flow/test_8gpus/' -eval_split <text:s/>'/mnt/scratch/alex/thumos/flow/test_thumos.json' -snippets 64 -batch_size_eval 1 -num_classes 65 -crf True -pairwise_cond_crf True -eval_checkpoint 120,000</text:p>
      <text:p text:style-name="P10"><text:soft-page-break/></text:p>
      <text:p text:style-name="P54">-eval_checkpoint 120,000 for 25 epochs, -eval_checkpoint 240,000 for 50 epochs</text:p>
      <text:p text:style-name="P7"/>
      <text:p text:style-name="P7"/>
      <text:p text:style-name="P7"/>
      <text:p text:style-name="P13">SEMI-CRF</text:p>
      <text:p text:style-name="P13"/>
      <text:list xml:id="list203335026835766" text:continue-list="list203334815840236" text:style-name="L1">
        <text:list-item>
          <text:p text:style-name="P48"><text:span text:style-name="T5">Go on </text:span><text:span text:style-name="T6">DGX</text:span><text:span text:style-name="T5">:</text:span></text:p>
        </text:list-item>
      </text:list>
      <text:p text:style-name="P31"><text:span text:style-name="T1">ssh </text:span><text:span text:style-name="T2">alex@10.217.128.158</text:span>, password is “<text:span text:style-name="T2">alex</text:span>”.</text:p>
      <text:p text:style-name="P31"/>
      <text:list xml:id="list6505969062103654908" text:style-name="L6">
        <text:list-item>
          <text:p text:style-name="P60"><text:span text:style-name="T5">Select the PyTorch environment and go into the code folder:</text:span></text:p>
        </text:list-item>
      </text:list>
      <text:p text:style-name="P15">export PATH=/home/alex/anaconda3/bin:$PATH</text:p>
      <text:p text:style-name="P15">export PATH=/usr/local/cuda-9.0/bin${PATH:+:${PATH}}$</text:p>
      <text:p text:style-name="P15">export LD_LIBRARY_PATH=/usr/local/cuda-9.0/lib64${LD_LIBRARY_PATH:+:${LD_LIBRARY_PATH}}</text:p>
      <text:p text:style-name="P15">source activate pytorch</text:p>
      <text:p text:style-name="P15">cd /raid/alex/PyTorch_I3D/pytorch-i3d</text:p>
      <text:p text:style-name="P8"/>
      <text:list xml:id="list7231201107079568131" text:style-name="L7">
        <text:list-item>
          <text:p text:style-name="P35">Launch evaluation:</text:p>
        </text:list-item>
      </text:list>
      <text:p text:style-name="P12">python eval_i3d.py -dataset 'multithumos' -mode 'flow' -save_model '<text:span text:style-name="T11">/raid/alex/thumos/models/flow/stage0_i3d_batch_4_with_cls_loss_reg_1e-5/</text:span>' -root_eval '<text:span text:style-name="T9">/raid/alex/thumos/optical_flows/test_8gpus/</text:span>' -eval_split <text:s/>'<text:span text:style-name="T11">/raid/alex/thumos/test/test_thumos.json</text:span>' -snippets 64 -batch_size_eval 1 -num_classes 65 -crf True -eval_checkpoint 120,000</text:p>
      <text:p text:style-name="P11"/>
      <text:p text:style-name="P55">-eval_checkpoint 120,000 for 25 epochs, -eval_checkpoint 240,000 for 50 epochs</text:p>
      <text:p text:style-name="P31"/>
      <text:p text:style-name="P31"/>
      <text:p text:style-name="P66">Results visualization:</text:p>
      <text:p text:style-name="P36">Results and logged events are available on Tensorboard. </text:p>
      <text:p text:style-name="P36"/>
      <text:list xml:id="list8329636191130721898" text:style-name="L8">
        <text:list-item>
          <text:p text:style-name="P61"><text:span text:style-name="T7">CS’s machine (base model + fully-CRF):</text:span></text:p>
        </text:list-item>
      </text:list>
      <text:p text:style-name="P36"/>
      <text:p text:style-name="P15">export PATH=/usr/local/cuda-9.0/bin${PATH:+:${PATH}}$</text:p>
      <text:p text:style-name="P15">export LD_LIBRARY_PATH=/usr/local/cuda-9.0/lib64${LD_LIBRARY_PATH:+:${LD_LIBRARY_PATH}}</text:p>
      <text:p text:style-name="P15">source activate tensorflow</text:p>
      <text:p text:style-name="P15"/>
      <text:p text:style-name="P15">tensorboard --logdir=stage1_i3d_1_update_with_cls_loss:/mnt/scratch/alex/thumos/flow/stage1_i3d_1_update_with_cls_loss/tensorboard_logger,stage0_i3d_batch_4_with_cls_loss_conditional_reg_1e-3:/mnt/scratch/alex/thumos/flow/stage0_i3d_batch_4_with_cls_loss_conditional_reg_1e-3/tensorboard_logger --port=6002</text:p>
      <text:p text:style-name="P36"/>
      <text:p text:style-name="P36">On another terminal:</text:p>
      <text:p text:style-name="P15">ssh alex@10.217.132.134 -L 6006:10.217.132.134:6002</text:p>
      <text:p text:style-name="P36"><text:s/>(password: “gpumachine”)</text:p>
      <text:p text:style-name="P36"/>
      <text:p text:style-name="P58">The evaluation mAP are under the name Validation_mAP_localize_setting_BATCH_1</text:p>
      <text:p text:style-name="P36"/>
      <text:p text:style-name="P36"/>
      <text:p text:style-name="P36"/>
      <text:list xml:id="list203336359945939" text:continue-numbering="true" text:style-name="L8">
        <text:list-item>
          <text:p text:style-name="P62"><text:span text:style-name="T8">DGX</text:span><text:span text:style-name="T7"> (</text:span><text:span text:style-name="T8">semi</text:span><text:span text:style-name="T7">-CRF):</text:span></text:p>
        </text:list-item>
      </text:list>
      <text:p text:style-name="P37"/>
      <text:p text:style-name="P18">source /home/alex/tensorflow/bin/activate</text:p>
      <text:p text:style-name="P18">export PATH=/usr/local/cuda-9.0/bin${PATH:+:${PATH}}$</text:p>
      <text:p text:style-name="P18">export LD_LIBRARY_PATH=/usr/local/cuda-9.0/lib64${LD_LIBRARY_PATH:+:${LD_LIBRARY_PATH}}</text:p>
      <text:p text:style-name="P16"/>
      <text:p text:style-name="P16">tensorboard –logdir=stage0_i3d_batch_4_with_cls_loss_reg_1e-5:/raid/alex/thumos/models/flow/stage0_i3d_batch_4_with_cls_loss_reg_1e-5/tensorboard_logger --port=6002</text:p>
      <text:p text:style-name="P37"/>
      <text:p text:style-name="P37">On another terminal:</text:p>
      <text:p text:style-name="P19">ssh alex@10.217.128.158 -L 6006:10.217.128.158:6002</text:p>
      <text:p text:style-name="P37"><text:s/>(password: “<text:span text:style-name="T12">alex</text:span>”)</text:p>
      <text:p text:style-name="P37"/>
      <text:p text:style-name="P58">The evaluation mAP are under the name Validation_mAP_localize_setting_BATCH_1</text:p>
      <text:p text:style-name="P37"/>
      <text:p text:style-name="P68">Evaluation 2 streams:</text:p>
      <text:p text:style-name="P44"/>
      <text:p text:style-name="P38">Once the flow models are trained, you can evaluate them in the two stream mode.</text:p>
      <text:p text:style-name="P39">CS’s GPUs don’t have THUMOS RGB data. So the easiest thing to do is to go on DGX for 2 stream evaluation. You have to transfer the evaluated flow checkpoint to DGX to evaluate both RGB and Flow on this machine. Then, still on DGX you can do as follow.</text:p>
      <text:p text:style-name="P45"/>
      <text:p text:style-name="P14"/>
      <text:list xml:id="list203335633282478" text:continue-list="list203335026835766" text:style-name="L1">
        <text:list-item>
          <text:p text:style-name="P49"><text:span text:style-name="T5">Go on </text:span><text:span text:style-name="T6">DGX</text:span><text:span text:style-name="T5">:</text:span></text:p>
        </text:list-item>
      </text:list>
      <text:p text:style-name="P32"><text:span text:style-name="T1">ssh </text:span><text:span text:style-name="T2">alex@10.217.128.158</text:span>, password is “<text:span text:style-name="T2">alex</text:span>”.</text:p>
      <text:p text:style-name="P32"/>
      <text:list xml:id="list2505118243515013019" text:style-name="L9">
        <text:list-item>
          <text:p text:style-name="P63"><text:span text:style-name="T5">Select the PyTorch environment and go into the code folder:</text:span></text:p>
        </text:list-item>
      </text:list>
      <text:p text:style-name="P17">export PATH=/home/alex/anaconda3/bin:$PATH</text:p>
      <text:p text:style-name="P17">export PATH=/usr/local/cuda-9.0/bin${PATH:+:${PATH}}$</text:p>
      <text:p text:style-name="P17">export LD_LIBRARY_PATH=/usr/local/cuda-9.0/lib64${LD_LIBRARY_PATH:+:${LD_LIBRARY_PATH}}</text:p>
      <text:p text:style-name="P17">source activate pytorch</text:p>
      <text:p text:style-name="P17">cd /raid/alex/PyTorch_I3D/pytorch-i3d</text:p>
      <text:p text:style-name="P17"/>
      <text:list xml:id="list663514466832774191" text:style-name="L10">
        <text:list-item>
          <text:p text:style-name="P21">For BASE MODEL:</text:p>
        </text:list-item>
      </text:list>
      <text:p text:style-name="P39">For this model you also have to copy from 8GPUs machine the checkpoints you want to evaluate for the RGB model (located at /mnt/data_a/alex/PyTorch_I3D/thumos/models/stage1_i3d_1_update_with_cls_loss/). Then:</text:p>
      <text:p text:style-name="P20">python eval_i3d_2_streams.py -dataset 'multithumos' -save_model_rgb '<text:span text:style-name="T13">path_to_rgb_checkpoints</text:span>' -save_model_flow '<text:span text:style-name="T13">path_to_flow_checkpoints</text:span>' -root_eval_rgb '/raid/alex/thumos/test/' -root_eval_flow '<text:span text:style-name="T9">/raid/alex/thumos/optical_flows/test_8gpus/</text:span>' -eval_split '/raid/alex/thumos/test/test_thumos.json' -snippets 64 -batch_size_eval 1 -num_classes 65 -eval_checkpoint_rgb 120000 -eval_checkpoint_flow 120000</text:p>
      <text:p text:style-name="P20"/>
      <text:p text:style-name="P56">-eval_checkpoint_<text:span text:style-name="T16">rgb</text:span> 120,000 for 25 epochs, -eval_checkpoint_<text:span text:style-name="T16">rgb</text:span> <text:s/>240,000 for 50 epochs</text:p>
      <text:p text:style-name="P56">-eval_checkpoint_<text:span text:style-name="T16">flow</text:span> 120,000 for 25 epochs, -eval_checkpoint_<text:span text:style-name="T16">flow</text:span> 240,000 for 50 epochs</text:p>
      <text:p text:style-name="P56"/>
      <text:list xml:id="list203336480110164" text:continue-numbering="true" text:style-name="L10">
        <text:list-item>
          <text:p text:style-name="P22">For <text:span text:style-name="T17">SEMI-CRF</text:span>:</text:p>
        </text:list-item>
      </text:list>
      <text:p text:style-name="P23">python eval_i3d_2_streams.py -dataset 'multithumos' -save_model_rgb '<text:span text:style-name="T17">/raid/alex/thumos/models/stage0_i3d_batch_4_with_cls_loss_new_reg_1e-5/</text:span>' -save_model_flow '<text:span text:style-name="T13">path_to_flow_checkpoints</text:span>' -root_eval_rgb '/raid/alex/thumos/test/' -root_eval_flow '<text:span text:style-name="T9">/raid/alex/thumos/optical_flows/test_8gpus/</text:span>' -eval_split '/raid/alex/thumos/test/test_thumos.json' -snippets 64 -batch_size_eval 1 -num_classes 65 -<text:span text:style-name="T17">crf True </text:span>-eval_checkpoint_rgb 120000 -eval_checkpoint_flow 120000</text:p>
      <text:p text:style-name="P23"/>
      <text:p text:style-name="P57">-eval_checkpoint_<text:span text:style-name="T16">rgb</text:span> 120,000 for 25 epochs, -eval_checkpoint_<text:span text:style-name="T16">rgb</text:span> <text:s/>240,000 for 50 epochs</text:p>
      <text:p text:style-name="P57">-eval_checkpoint_<text:span text:style-name="T16">flow</text:span> 120,000 for 25 epochs, -eval_checkpoint_<text:span text:style-name="T16">flow</text:span> 240,000 for 50 epochs</text:p>
      <text:p text:style-name="P57"/>
      <text:list xml:id="list203336582031391" text:continue-numbering="true" text:style-name="L10">
        <text:list-item>
          <text:p text:style-name="P22">For <text:span text:style-name="T17">FULLY-CRF</text:span>:</text:p>
        </text:list-item>
      </text:list>
      <text:p text:style-name="P24">python eval_i3d_2_streams.py -dataset 'multithumos' -save_model_rgb '<text:span text:style-name="T18">/raid/alex/thumos/models/stage0_i3d_batch_4_with_cls_loss_conditional_crf_reg_1e-3/</text:span>' <text:soft-page-break/>-save_model_flow '<text:span text:style-name="T13">path_to_flow_checkpoints</text:span>' -root_eval_rgb '/raid/alex/thumos/test/' -root_eval_flow '<text:span text:style-name="T9">/raid/alex/thumos/optical_flows/test_8gpus/</text:span>' -eval_split '/raid/alex/thumos/test/test_thumos.json' -snippets 64 -batch_size_eval 1 -num_classes 65 -<text:span text:style-name="T17">crf True -pairwise_cond_crf True </text:span>-eval_checkpoint_rgb 120000 -eval_checkpoint_flow 120000</text:p>
      <text:p text:style-name="P23"/>
      <text:p text:style-name="P57">-eval_checkpoint_<text:span text:style-name="T16">rgb</text:span> 120,000 for 25 epochs, -eval_checkpoint_<text:span text:style-name="T16">rgb</text:span> <text:s/>240,000 for 50 epochs</text:p>
      <text:p text:style-name="P57">-eval_checkpoint_<text:span text:style-name="T16">flow</text:span> 120,000 for 25 epochs, -eval_checkpoint_<text:span text:style-name="T16">flow</text:span> 240,000 for 50 epochs</text:p>
      <text:p text:style-name="P57"/>
      <text:p text:style-name="P57"/>
      <text:p text:style-name="P64">Results visualization <text:span text:style-name="T19">for 2 Stream</text:span>:</text:p>
      <text:p text:style-name="P52">The 2 streams events are logged into the RGB folder, in the subfolder named “tensorboard_logger_2_streams”, not “tensorboard_logger”.</text:p>
      <text:p text:style-name="P40"><text:span text:style-name="T15">Apart from that, the visualization procedure is the same as in the one stream version.</text:span></text:p>
      <text:p text:style-name="P40"><text:span text:style-name="T15"/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2" svg:font-family="FreeSans" style:font-family-generic="swiss"/>
    <style:font-face style:name="Abyssinica SIL" svg:font-family="'Abyssinica SIL'" style:font-pitch="variable"/>
    <style:font-face style:name="cmex10" svg:font-family="cmex10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9:28:24.319325189</meta:creation-date>
    <dc:date>2018-07-26T20:33:30.644326448</dc:date>
    <meta:editing-duration>PT1H4M55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7" meta:paragraph-count="127" meta:word-count="760" meta:character-count="8819" meta:non-whitespace-character-count="8189"/>
  </office:meta>
</office:document-meta>
</file>